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WW8Num15"/>
    <style:style style:name="P2" style:family="paragraph" style:parent-style-name="Standard" style:list-style-name="WW8Num15"/>
    <style:style style:name="P3" style:family="paragraph" style:parent-style-name="Standard" style:list-style-name="WW8Num15"/>
    <style:style style:name="P4" style:family="paragraph" style:parent-style-name="Standard" style:list-style-name="WW8Num15"/>
    <style:style style:name="P5" style:family="paragraph" style:parent-style-name="Standard" style:list-style-name="WW8Num15"/>
    <style:style style:name="P6" style:family="paragraph" style:parent-style-name="Standard" style:list-style-name="WW8Num15"/>
    <style:style style:name="P7" style:family="paragraph" style:parent-style-name="Standard" style:list-style-name="WW8Num13"/>
    <style:style style:name="P8" style:family="paragraph" style:parent-style-name="Standard" style:list-style-name="WW8Num13"/>
    <style:style style:name="P9" style:family="paragraph" style:parent-style-name="Standard" style:list-style-name="WW8Num13"/>
    <style:style style:name="P10" style:family="paragraph" style:parent-style-name="Standard" style:list-style-name="WW8Num13"/>
    <style:style style:name="P11" style:family="paragraph" style:parent-style-name="Standard" style:list-style-name="WW8Num13"/>
    <style:style style:name="P12" style:family="paragraph" style:parent-style-name="Standard" style:list-style-name="WW8Num11"/>
    <style:style style:name="P13" style:family="paragraph" style:parent-style-name="Standard" style:list-style-name="WW8Num11"/>
    <style:style style:name="P14" style:family="paragraph" style:parent-style-name="Standard" style:list-style-name="WW8Num11"/>
    <style:style style:name="P15" style:family="paragraph" style:parent-style-name="Standard" style:list-style-name="WW8Num11"/>
    <style:style style:name="P16" style:family="paragraph" style:parent-style-name="Standard" style:list-style-name="WW8Num11"/>
    <style:style style:name="P17" style:family="paragraph" style:parent-style-name="Standard" style:list-style-name="WW8Num11"/>
    <style:style style:name="P18" style:family="paragraph" style:parent-style-name="Standard" style:list-style-name="WW8Num16"/>
    <style:style style:name="P19" style:family="paragraph" style:parent-style-name="Standard" style:list-style-name="WW8Num16"/>
    <style:style style:name="P20" style:family="paragraph" style:parent-style-name="Standard" style:list-style-name="WW8Num16"/>
    <style:style style:name="P21" style:family="paragraph" style:parent-style-name="Standard" style:list-style-name="WW8Num16"/>
    <style:style style:name="P22" style:family="paragraph" style:parent-style-name="Standard">
      <style:paragraph-properties fo:margin-left="0in" fo:margin-right="0in" fo:text-indent="0in" style:auto-text-indent="false">
        <style:tab-stops>
          <style:tab-stop style:position="0.75in"/>
        </style:tab-stops>
      </style:paragraph-properties>
    </style:style>
    <style:style style:name="P23" style:family="paragraph" style:parent-style-name="Heading_20_2">
      <style:paragraph-properties fo:margin-left="0in" fo:margin-right="0in" fo:text-indent="0in" style:auto-text-indent="false" fo:break-before="page">
        <style:tab-stops>
          <style:tab-stop style:position="0.75in"/>
        </style:tab-stops>
      </style:paragraph-properties>
    </style:style>
    <style:style style:name="P24" style:family="paragraph" style:parent-style-name="Heading_20_2">
      <style:paragraph-properties fo:margin-left="0in" fo:margin-right="0in" fo:text-indent="0in" style:auto-text-indent="false">
        <style:tab-stops>
          <style:tab-stop style:position="0.75in"/>
        </style:tab-stops>
      </style:paragraph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2">Legg til leietaker krav</text:h>
      <text:p text:style-name="Standard">Ved å velge legg til nytt krav fra leietaker åpnes et pop-up vindu med oversikt over registrerte prosjekt. Antall rader som vises er definert under Preference. For å se flere fra hele registreret kan piler i overkant av vinduet benyttes for å bla en og en side eller åpne hele registeret og scrolle.</text:p>
      <text:p text:style-name="Standard"/>
      <text:p text:style-name="Standard">Visningsvinduet kan filtreres etter kategori, status, poster og bruker. Alternativer under hver type defineres i egen meny under Admin.</text:p>
      <text:p text:style-name="Standard">Type kategorier kan for eksempel være;</text:p>
      <text:list text:style-name="WW8Num13">
        <text:list-item>
          <text:p text:style-name="P7">Ad hoc</text:p>
        </text:list-item>
        <text:list-item>
          <text:p text:style-name="P7">Løpende drift</text:p>
        </text:list-item>
        <text:list-item>
          <text:p text:style-name="P7">Vedlikehold</text:p>
        </text:list-item>
        <text:list-item>
          <text:p text:style-name="P7">Utskiftning</text:p>
        </text:list-item>
        <text:list-item>
          <text:p text:style-name="P7">Oppgradering etc</text:p>
        </text:list-item>
      </text:list>
      <text:p text:style-name="Standard">Type status kan for eksempel være;</text:p>
      <text:list text:style-name="WW8Num11">
        <text:list-item>
          <text:p text:style-name="P12">Aktiv</text:p>
        </text:list-item>
        <text:list-item>
          <text:p text:style-name="P12">Avsluttet</text:p>
        </text:list-item>
        <text:list-item>
          <text:p text:style-name="P12">Bestilt</text:p>
        </text:list-item>
        <text:list-item>
          <text:p text:style-name="P12">Godkjent</text:p>
        </text:list-item>
        <text:list-item>
          <text:p text:style-name="P12">I arbeid</text:p>
        </text:list-item>
        <text:list-item>
          <text:p text:style-name="P12">Re-åpnet etc.</text:p>
        </text:list-item>
      </text:list>
      <text:p text:style-name="Standard">Type poster kan være;</text:p>
      <text:list text:style-name="WW8Num16">
        <text:list-item>
          <text:p text:style-name="P18">Hærverk</text:p>
        </text:list-item>
        <text:list-item>
          <text:p text:style-name="P18">Tømming</text:p>
        </text:list-item>
        <text:list-item>
          <text:p text:style-name="P18">Mugg/fuktskader</text:p>
        </text:list-item>
        <text:list-item>
          <text:p text:style-name="P18">Manglende vask ved utflyttelse</text:p>
        </text:list-item>
      </text:list>
      <text:p text:style-name="Standard"><text:s/></text:p>
      <text:p text:style-name="Standard">Alternativt kan søkevindu benyttes. Her kan det søkes på hele eller deler av tall (objekt, prosjekt eller melding ID) eller ord i prosjektbeskrivelse.</text:p>
      <text:p text:style-name="Standard"><text:s/></text:p>
      <text:p text:style-name="Standard">Data i visningsvinduet kan sorteres i stigende/synkende rekkefølge ved å klikke på farget kolonnenavn i aktuell kolonne. </text:p>
      <text:p text:style-name="Standard"/>
      <text:p text:style-name="P22">Aktuelt prosjekt velges ved å klikke ”velg”.</text:p>
      <text:h text:style-name="P24" text:outline-level="2">Editer leietaker krav</text:h>
      <text:p text:style-name="Standard">Ved behov for endring av registrert krav fra leietaker har man følgende redigeringsmuligheter;</text:p>
      <text:list text:style-name="WW8Num15">
        <text:list-item>
          <text:p text:style-name="P1">Endre status; status, avsluttet eller avbrutt</text:p>
        </text:list-item>
        <text:list-item>
          <text:p text:style-name="P1">Navn på leieboer</text:p>
        </text:list-item>
        <text:list-item>
          <text:p text:style-name="P1">Budsjettkonto</text:p>
        </text:list-item>
        <text:list-item>
          <text:p text:style-name="P1">Sum</text:p>
        </text:list-item>
        <text:list-item>
          <text:p text:style-name="P1">Kategori; valgmulighetene her kan være hærverk, uaktsomhet, service/bistand etc</text:p>
        </text:list-item>
        <text:list-item>
          <text:p text:style-name="P1">Merknad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suffix="." style:num-format="1">
        <style:list-level-properties text:min-label-width="0.25in"/>
      </text:list-level-style-number>
      <text:list-level-style-number text:level="2" text:style-name="WW8Num1z1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start-value="3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6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6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6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igurd Nes</meta:initial-creator>
    <meta:creation-date>2007-04-04T09:23:17</meta:creation-date>
    <dc:creator>Sigurd Nes</dc:creator>
    <dc:date>2007-04-04T09:25:33</dc:date>
    <dc:language>en-US</dc:language>
    <meta:editing-cycles>2</meta:editing-cycles>
    <meta:editing-duration>PT2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4" meta:word-count="204" meta:character-count="1311"/>
  </office:meta>
</office:document-meta>
</file>